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row>
                <mi>p</mi>
                <mi>'</mi>
              </mrow>
            </msub>
          </mrow>
          <mo stretchy="false">∣</mo>
          <mrow>
            <mo stretchy="false">ψ</mo>
          </mrow>
        </mrow>
      </mfenced>
      <mrow>
        <mi/>
        <mo stretchy="false">=</mo>
        <mi/>
      </mrow>
      <mrow>
        <mo stretchy="false">∫</mo>
        <mtext>d</mtext>
      </mrow>
      <mi>p</mi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row>
                <mi>p</mi>
                <mi>'</mi>
              </mrow>
            </msub>
          </mrow>
          <mo stretchy="false">∣</mo>
          <mrow>
            <msub>
              <mrow>
                <mover accent="true">
                  <mo stretchy="false">α</mo>
                  <mo stretchy="false">̄</mo>
                </mover>
              </mrow>
              <mi>p</mi>
            </msub>
          </mrow>
        </mrow>
      </mfenced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i>p</mi>
            </msub>
          </mrow>
          <mo stretchy="false">∣</mo>
          <mrow>
            <mo stretchy="false">ψ</mo>
          </mrow>
        </mrow>
      </mfenced>
    </mrow>
    <annotation encoding="StarMath 5.0">left langle {bar %ialpha} _{p'} 
mline %ipsi right rangle
`=` int "d" p
left langle {bar %ialpha} _{p'}
mline {bar %ialpha} _p right rangle
left langle {bar %ialpha} _p
mline %ipsi
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4:15:41.812000000</meta:creation-date>
    <meta:generator>LibreOffice/4.1.4.2$Windows_x86 LibreOffice_project/0a0440ccc0227ad9829de5f46be37cfb6edcf72</meta:generator>
  </office:meta>
</office:document-meta>
</file>